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5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mm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 style:data-style-name="N3"/>
  </office:automatic-styles>
  <office:body>
    <office:spreadsheet>
      <table:calculation-settings table:automatic-find-labels="false" table:null-year="1901"/>
      <table:table table:name="A - APOSTA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po de busca: </text:p>
          </table:table-cell>
          <table:table-cell office:value-type="string" calcext:value-type="string">
            <text:p>Aposta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style-name="ce2"/>
          <table:table-cell table:style-name="ce3"/>
          <table:table-cell table:style-name="ce3" office:value-type="string" calcext:value-type="string">
            <text:p>link clicado</text:p>
          </table:table-cell>
          <table:table-cell table:style-name="ce3" table:number-columns-repeated="2"/>
          <table:table-cell table:style-name="ce5" office:value-type="string" calcext:value-type="string">
            <text:p>Anunciante (só para PE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Website selecionado (Link clicado no resultado de busca – aleatório 1-30)</text:p>
          </table:table-cell>
          <table:table-cell table:style-name="ce3" office:value-type="string" calcext:value-type="string">
            <text:p>Link selecionado no website (aleatório 1-50)</text:p>
          </table:table-cell>
          <table:table-cell table:style-name="ce3" office:value-type="string" calcext:value-type="string">
            <text:p>Número máximo de cliques em sequência a partir do link até atingir ou não um popup (aleatório 1-20)</text:p>
          </table:table-cell>
          <table:table-cell table:style-name="ce3" office:value-type="string" calcext:value-type="string">
            <text:p>Tipo de popup</text:p>
          </table:table-cell>
          <table:table-cell table:style-name="ce5" office:value-type="string" calcext:value-type="string">
            <text:p>Setor</text:p>
          </table:table-cell>
          <table:table-cell table:style-name="ce5" office:value-type="string" calcext:value-type="string">
            <text:p>Empres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5.5499399395465" calcext:value-type="float">
            <text:p>26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quando atinge um popup pode parar de ir clicand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.0356435743636" calcext:value-type="float">
            <text:p>25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P 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4.3059127281662" calcext:value-type="float">
            <text:p>44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.3919692115679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.61609187947428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.1977684940962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viaçã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9.8481373501026" calcext:value-type="float">
            <text:p>40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.8668594698732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arejo on line</text:p>
          </table:table-cell>
          <table:table-cell office:value-type="string" calcext:value-type="string">
            <text:p>V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.4658533816197" calcext:value-type="float">
            <text:p>27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8.1726057515607" calcext:value-type="float">
            <text:p>28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table:formula="of:=ROUND(20*RAND();0)" office:value-type="float" office:value="10" calcext:value-type="float">
            <text:p>10</text:p>
          </table:table-cell>
          <table:table-cell table:style-name="ce4" table:formula="of:=ROUND(30*RAND();0)" office:value-type="float" office:value="18" calcext:value-type="float">
            <text:p>18</text:p>
          </table:table-cell>
          <table:table-cell table:style-name="ce4" table:formula="of:=50*RAND()" office:value-type="float" office:value="36.9613137324365" calcext:value-type="float">
            <text:p>3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table:formula="of:=ROUND(20*RAND();0)" office:value-type="float" office:value="5" calcext:value-type="float">
            <text:p>5</text:p>
          </table:table-cell>
          <table:table-cell table:style-name="ce4" table:formula="of:=ROUND(30*RAND();0)" office:value-type="float" office:value="14" calcext:value-type="float">
            <text:p>14</text:p>
          </table:table-cell>
          <table:table-cell table:style-name="ce4" table:formula="of:=50*RAND()" office:value-type="float" office:value="29.9375586134504" calcext:value-type="float">
            <text:p>3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table:formula="of:=ROUND(20*RAND();0)" office:value-type="float" office:value="5" calcext:value-type="float">
            <text:p>5</text:p>
          </table:table-cell>
          <table:table-cell table:style-name="ce4" table:formula="of:=ROUND(30*RAND();0)" office:value-type="float" office:value="24" calcext:value-type="float">
            <text:p>24</text:p>
          </table:table-cell>
          <table:table-cell table:style-name="ce4" table:formula="of:=50*RAND()" office:value-type="float" office:value="47.4418005592166" calcext:value-type="float">
            <text:p>4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formula="of:=ROUND(20*RAND();0)" office:value-type="float" office:value="15" calcext:value-type="float">
            <text:p>15</text:p>
          </table:table-cell>
          <table:table-cell table:style-name="ce4" table:formula="of:=ROUND(30*RAND();0)" office:value-type="float" office:value="25" calcext:value-type="float">
            <text:p>25</text:p>
          </table:table-cell>
          <table:table-cell table:style-name="ce4" table:formula="of:=50*RAND()" office:value-type="float" office:value="47.3380078121603" calcext:value-type="float">
            <text:p>47</text:p>
          </table:table-cell>
          <table:table-cell office:value-type="string" calcext:value-type="string">
            <text:p>P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table:formula="of:=ROUND(20*RAND();0)" office:value-type="float" office:value="6" calcext:value-type="float">
            <text:p>6</text:p>
          </table:table-cell>
          <table:table-cell table:style-name="ce4" table:formula="of:=ROUND(30*RAND();0)" office:value-type="float" office:value="21" calcext:value-type="float">
            <text:p>21</text:p>
          </table:table-cell>
          <table:table-cell table:style-name="ce4" table:formula="of:=50*RAND()" office:value-type="float" office:value="23.1289043753435" calcext:value-type="float">
            <text:p>2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table:formula="of:=ROUND(20*RAND();0)" office:value-type="float" office:value="2" calcext:value-type="float">
            <text:p>2</text:p>
          </table:table-cell>
          <table:table-cell table:style-name="ce4" table:formula="of:=ROUND(30*RAND();0)" office:value-type="float" office:value="5" calcext:value-type="float">
            <text:p>5</text:p>
          </table:table-cell>
          <table:table-cell table:style-name="ce4" table:formula="of:=50*RAND()" office:value-type="float" office:value="46.6424441864828" calcext:value-type="float">
            <text:p>47</text:p>
          </table:table-cell>
          <table:table-cell office:value-type="string" calcext:value-type="string">
            <text:p>P 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table:formula="of:=ROUND(20*RAND();0)" office:value-type="float" office:value="20" calcext:value-type="float">
            <text:p>20</text:p>
          </table:table-cell>
          <table:table-cell table:style-name="ce4" table:formula="of:=ROUND(30*RAND();0)" office:value-type="float" office:value="21" calcext:value-type="float">
            <text:p>21</text:p>
          </table:table-cell>
          <table:table-cell table:style-name="ce4" table:formula="of:=50*RAND()" office:value-type="float" office:value="43.2633642372392" calcext:value-type="float">
            <text:p>4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ROUND(20*RAND();0)" office:value-type="float" office:value="19" calcext:value-type="float">
            <text:p>19</text:p>
          </table:table-cell>
          <table:table-cell table:style-name="ce4" table:formula="of:=ROUND(30*RAND();0)" office:value-type="float" office:value="2" calcext:value-type="float">
            <text:p>2</text:p>
          </table:table-cell>
          <table:table-cell table:style-name="ce4" table:formula="of:=50*RAND()" office:value-type="float" office:value="44.6625045441892" calcext:value-type="float">
            <text:p>4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table:number-columns-repeated="3"/>
          <table:table-cell table:number-columns-repeated="5"/>
        </table:table-row>
        <table:table-row table:style-name="ro1" table:number-rows-repeated="18">
          <table:table-cell/>
          <table:table-cell table:style-name="ce4" table:number-columns-repeated="3"/>
          <table:table-cell table:number-columns-repeated="5"/>
        </table:table-row>
        <table:table-row table:style-name="ro1" table:number-rows-repeated="49">
          <table:table-cell/>
          <table:table-cell table:style-name="ce4"/>
          <table:table-cell table:number-columns-repeated="7"/>
        </table:table-row>
        <table:table-row table:style-name="ro1" table:number-rows-repeated="10483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SCRICAO" table:style-name="ta1">
        <table:table-column table:style-name="co2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escrição deste arquiv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anilhas organizadas por tipo de chave de busca inici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 – Ap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 - <text:s/>regular po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 – porn bizarra (violência, fora de idade, bestialismo, <text:s/>trans etc.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– Extremismo politico e soci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ÃO DEU PARA FAZER POR COISAS MUITO ESPECIFICA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EXEMPLO SITES BREGA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QUE SÓ SE APLICARIA A UM SETOR ESPECIFICO E NÃO DARIA DADOS SUFICIENTES, ALÉM DO QUE VIRARIA UM ESTUDO SETORIAL, O QUE VAI CONTRA ESTE ESTUDO QUE É EXPLORATÓRI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po de pop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= nenh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= pornog (inclui os vários tipos 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 = produtos sexuais (viagra e serviços relacionados como acomp etc..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ap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 = jogos on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=publicidade envergonh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 = extremis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=outras</text:p>
          </table:table-cell>
          <table:table-cell table:number-columns-repeated="5"/>
        </table:table-row>
      </table:table>
      <table:table table:name="GERADOR ALEAT" table:style-name="ta1">
        <table:table-column table:style-name="co2" table:default-cell-style-name="Default"/>
        <table:table-column table:style-name="co2" table:number-columns-repeated="2" table:default-cell-style-name="ce6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Geradores de números aleatório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1-30</text:p>
          </table:table-cell>
          <table:table-cell office:value-type="string" calcext:value-type="string">
            <text:p>1-50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7.2819955512503" calcext:value-type="float">
            <text:p>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23.6784473736999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8.7793536009566" calcext:value-type="float">
            <text:p>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3.09853539823825" calcext:value-type="float">
            <text:p>3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43.8015856547061" calcext:value-type="float">
            <text:p>44</text:p>
          </table:table-cell>
          <table:table-cell table:number-columns-repeated="2"/>
          <table:table-cell office:value-type="string" calcext:value-type="string">
            <text:p>Para gerar os número aleatórios para a visitação de links, </text:p>
          </table:table-cell>
        </table:table-row>
        <table:table-row table:style-name="ro1">
          <table:table-cell table:style-name="ce6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49.5862603307411" calcext:value-type="float">
            <text:p>50</text:p>
          </table:table-cell>
          <table:table-cell table:number-columns-repeated="2"/>
          <table:table-cell office:value-type="string" calcext:value-type="string">
            <text:p>copiar o valor da coluna correspondente e colar na planilha onde será usado com formato de número, sem fórmula, para não ficar trocando os números a cada enter na planilha.</text:p>
          </table:table-cell>
        </table:table-row>
        <table:table-row table:style-name="ro1">
          <table:table-cell table:style-name="ce6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17.9531079399247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6.1921475789901" calcext:value-type="float">
            <text:p>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7.5543724352436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33.7935490647443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29.1009859118775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34.9912232139681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41.1667949107248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37.3113749185573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8.83479887316768" calcext:value-type="float">
            <text:p>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22.1413840337138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20.7660520398762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11.3586835314125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38.6111048376033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11.3442572761772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0" calcext:value-type="float">
            <text:p>20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37.1821494574382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0" calcext:value-type="float">
            <text:p>0</text:p>
          </table:table-cell>
          <table:table-cell table:formula="of:=50*RAND()" office:value-type="float" office:value="1.46934143420833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44.0476247643519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1.9991077018934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15.9074521414858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41.34419681859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36.0432345529541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23.45129634892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24.7556453765654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49.0279499437716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10.4525635274984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27.7943595546266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0" calcext:value-type="float">
            <text:p>0</text:p>
          </table:table-cell>
          <table:table-cell table:formula="of:=50*RAND()" office:value-type="float" office:value="36.9984690618226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39.1953417388322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20.4514506679953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42.6195603319999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25.293811473809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7.10468272724673" calcext:value-type="float">
            <text:p>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16" calcext:value-type="float">
            <text:p>16</text:p>
          </table:table-cell>
          <table:table-cell table:formula="of:=50*RAND()" office:value-type="float" office:value="4.40039997119508" calcext:value-type="float">
            <text:p>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34.448852296398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28.7543037577881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43.2721648812234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39.6300898355375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25.2536619810979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11.6703927852235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26.1503698551657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29.02257008909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35.5815574173599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2.83170942022424" calcext:value-type="float">
            <text:p>3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41.4955585516047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16.636820530175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47.3441838301695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11" calcext:value-type="float">
            <text:p>11</text:p>
          </table:table-cell>
          <table:table-cell table:formula="of:=50*RAND()" office:value-type="float" office:value="21.8661886458535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13.9751283562331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22.6814539848296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1.23732938815728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31.9821213493436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21" calcext:value-type="float">
            <text:p>21</text:p>
          </table:table-cell>
          <table:table-cell table:formula="of:=50*RAND()" office:value-type="float" office:value="26.3607752680283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45.5251191041744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9" calcext:value-type="float">
            <text:p>9</text:p>
          </table:table-cell>
          <table:table-cell table:formula="of:=50*RAND()" office:value-type="float" office:value="43.6500342727331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48.5229926123767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1.15923682514398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38.0564650534152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0" calcext:value-type="float">
            <text:p>20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30.1388883552236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33.6670521301236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5.14412116029923" calcext:value-type="float">
            <text:p>5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8" calcext:value-type="float">
            <text:p>8</text:p>
          </table:table-cell>
          <table:table-cell table:formula="of:=50*RAND()" office:value-type="float" office:value="31.0899878496555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2" calcext:value-type="float">
            <text:p>2</text:p>
          </table:table-cell>
          <table:table-cell table:formula="of:=50*RAND()" office:value-type="float" office:value="13.0674304275489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31.119009155727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47.8500651374556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19" calcext:value-type="float">
            <text:p>19</text:p>
          </table:table-cell>
          <table:table-cell table:formula="of:=50*RAND()" office:value-type="float" office:value="18.4531589841759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3" calcext:value-type="float">
            <text:p>13</text:p>
          </table:table-cell>
          <table:table-cell table:formula="of:=50*RAND()" office:value-type="float" office:value="25.0127036295993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36.13831862073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0.60195574402493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3.27476261578418" calcext:value-type="float">
            <text:p>3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21.8177307524624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39.5493797745434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30.928042559875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28.921642545997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0.117774529779745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48.934433688276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13.8551480517215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5" calcext:value-type="float">
            <text:p>5</text:p>
          </table:table-cell>
          <table:table-cell table:formula="of:=ROUND(30*RAND();0)" office:value-type="float" office:value="4" calcext:value-type="float">
            <text:p>4</text:p>
          </table:table-cell>
          <table:table-cell table:formula="of:=50*RAND()" office:value-type="float" office:value="20.0477456491353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15" calcext:value-type="float">
            <text:p>15</text:p>
          </table:table-cell>
          <table:table-cell table:formula="of:=50*RAND()" office:value-type="float" office:value="23.6777704189998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0" calcext:value-type="float">
            <text:p>0</text:p>
          </table:table-cell>
          <table:table-cell table:formula="of:=50*RAND()" office:value-type="float" office:value="44.3588655317447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23" calcext:value-type="float">
            <text:p>23</text:p>
          </table:table-cell>
          <table:table-cell table:formula="of:=50*RAND()" office:value-type="float" office:value="23.8810294099052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5" calcext:value-type="float">
            <text:p>5</text:p>
          </table:table-cell>
          <table:table-cell table:formula="of:=50*RAND()" office:value-type="float" office:value="17.3452774439102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6.35141295375025" calcext:value-type="float">
            <text:p>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12.2712106854089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30.5779648027079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0" calcext:value-type="float">
            <text:p>0</text:p>
          </table:table-cell>
          <table:table-cell table:formula="of:=ROUND(30*RAND();0)" office:value-type="float" office:value="29" calcext:value-type="float">
            <text:p>29</text:p>
          </table:table-cell>
          <table:table-cell table:formula="of:=50*RAND()" office:value-type="float" office:value="36.4726377977279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24.2524329192297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27.7226572580311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3" calcext:value-type="float">
            <text:p>3</text:p>
          </table:table-cell>
          <table:table-cell table:formula="of:=50*RAND()" office:value-type="float" office:value="32.3273397881839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6" calcext:value-type="float">
            <text:p>26</text:p>
          </table:table-cell>
          <table:table-cell table:formula="of:=50*RAND()" office:value-type="float" office:value="22.642633423313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30.8060809180676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0" calcext:value-type="float">
            <text:p>20</text:p>
          </table:table-cell>
          <table:table-cell table:formula="of:=ROUND(30*RAND();0)" office:value-type="float" office:value="7" calcext:value-type="float">
            <text:p>7</text:p>
          </table:table-cell>
          <table:table-cell table:formula="of:=50*RAND()" office:value-type="float" office:value="17.8563743717992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1" calcext:value-type="float">
            <text:p>1</text:p>
          </table:table-cell>
          <table:table-cell table:formula="of:=50*RAND()" office:value-type="float" office:value="47.4591416313959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39.8358379000193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6" calcext:value-type="float">
            <text:p>6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19.2791057437434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9" calcext:value-type="float">
            <text:p>9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16.963648928395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5.52991080080501" calcext:value-type="float">
            <text:p>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16" calcext:value-type="float">
            <text:p>16</text:p>
          </table:table-cell>
          <table:table-cell table:formula="of:=50*RAND()" office:value-type="float" office:value="31.6352484211843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25" calcext:value-type="float">
            <text:p>25</text:p>
          </table:table-cell>
          <table:table-cell table:formula="of:=50*RAND()" office:value-type="float" office:value="18.6892324077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24" calcext:value-type="float">
            <text:p>24</text:p>
          </table:table-cell>
          <table:table-cell table:formula="of:=50*RAND()" office:value-type="float" office:value="35.9560243848653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16" calcext:value-type="float">
            <text:p>16</text:p>
          </table:table-cell>
          <table:table-cell table:formula="of:=50*RAND()" office:value-type="float" office:value="41.9863589197036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12" calcext:value-type="float">
            <text:p>12</text:p>
          </table:table-cell>
          <table:table-cell table:formula="of:=50*RAND()" office:value-type="float" office:value="7.15561248497768" calcext:value-type="float">
            <text:p>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2" calcext:value-type="float">
            <text:p>12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37.1886269666274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20" calcext:value-type="float">
            <text:p>20</text:p>
          </table:table-cell>
          <table:table-cell table:formula="of:=50*RAND()" office:value-type="float" office:value="35.2792812256439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formula="of:=ROUND(30*RAND();0)" office:value-type="float" office:value="28" calcext:value-type="float">
            <text:p>28</text:p>
          </table:table-cell>
          <table:table-cell table:formula="of:=50*RAND()" office:value-type="float" office:value="0.658056699552423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27.5472537986014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17" calcext:value-type="float">
            <text:p>17</text:p>
          </table:table-cell>
          <table:table-cell table:formula="of:=50*RAND()" office:value-type="float" office:value="22.96510618367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46.2718327335965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32.4085550958517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27" calcext:value-type="float">
            <text:p>27</text:p>
          </table:table-cell>
          <table:table-cell table:formula="of:=50*RAND()" office:value-type="float" office:value="26.274567035343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22" calcext:value-type="float">
            <text:p>22</text:p>
          </table:table-cell>
          <table:table-cell table:formula="of:=50*RAND()" office:value-type="float" office:value="8.3414865067471" calcext:value-type="float">
            <text:p>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6" calcext:value-type="float">
            <text:p>6</text:p>
          </table:table-cell>
          <table:table-cell table:formula="of:=50*RAND()" office:value-type="float" office:value="11.1904747290509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18" calcext:value-type="float">
            <text:p>18</text:p>
          </table:table-cell>
          <table:table-cell table:formula="of:=50*RAND()" office:value-type="float" office:value="15.2926986111737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8" calcext:value-type="float">
            <text:p>8</text:p>
          </table:table-cell>
          <table:table-cell table:formula="of:=ROUND(30*RAND();0)" office:value-type="float" office:value="10" calcext:value-type="float">
            <text:p>10</text:p>
          </table:table-cell>
          <table:table-cell table:formula="of:=50*RAND()" office:value-type="float" office:value="27.801198066416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14" calcext:value-type="float">
            <text:p>14</text:p>
          </table:table-cell>
          <table:table-cell table:formula="of:=50*RAND()" office:value-type="float" office:value="15.0307552292354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6" table:formula="of:=ROUND(20*RAND();0)" office:value-type="float" office:value="2" calcext:value-type="float">
            <text:p>2</text:p>
          </table:table-cell>
          <table:table-cell table:formula="of:=ROUND(30*RAND();0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0" calcext:value-type="float">
            <text:p>10</text:p>
          </table:table-cell>
          <table:table-cell table:formula="of:=ROUND(30*RAND();0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" calcext:value-type="float">
            <text:p>1</text:p>
          </table:table-cell>
          <table:table-cell table:formula="of:=ROUND(30*RAND(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5" calcext:value-type="float">
            <text:p>15</text:p>
          </table:table-cell>
          <table:table-cell table:formula="of:=ROUND(30*RAND()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4" calcext:value-type="float">
            <text:p>14</text:p>
          </table:table-cell>
          <table:table-cell table:formula="of:=ROUND(30*RAND();0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6" calcext:value-type="float">
            <text:p>16</text:p>
          </table:table-cell>
          <table:table-cell table:formula="of:=ROUND(30*RAND();0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9" calcext:value-type="float">
            <text:p>19</text:p>
          </table:table-cell>
          <table:table-cell table:formula="of:=ROUND(30*RAND()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8" calcext:value-type="float">
            <text:p>18</text:p>
          </table:table-cell>
          <table:table-cell table:formula="of:=ROUND(30*RAND()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1" calcext:value-type="float">
            <text:p>11</text:p>
          </table:table-cell>
          <table:table-cell table:formula="of:=ROUND(30*RAND()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7" calcext:value-type="float">
            <text:p>7</text:p>
          </table:table-cell>
          <table:table-cell table:formula="of:=ROUND(30*RAND(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3" calcext:value-type="float">
            <text:p>3</text:p>
          </table:table-cell>
          <table:table-cell table:formula="of:=ROUND(30*RAND()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4" calcext:value-type="float">
            <text:p>4</text:p>
          </table:table-cell>
          <table:table-cell table:formula="of:=ROUND(30*RAND();0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17" calcext:value-type="float">
            <text:p>17</text:p>
          </table:table-cell>
          <table:table-cell table:formula="of:=ROUND(30*RAND(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6" table:formula="of:=ROUND(20*RAND(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6" table:formula="of:=ROUND(20*RAND();0)" office:value-type="float" office:value="11" calcext:value-type="float">
            <text:p>11</text:p>
          </table:table-cell>
          <table:table-cell table:number-columns-repeated="5"/>
        </table:table-row>
        <table:table-row table:style-name="ro1" table:number-rows-repeated="10484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0-00-0000</text:date>, <text:time style:data-style-name="N2" text:time-value="14:50:43.3329517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20:07:08.249786875</meta:creation-date>
    <dc:date>2012-03-02T15:08:58.261052963</dc:date>
    <meta:editing-duration>P6DT35M29S</meta:editing-duration>
    <meta:editing-cycles>11</meta:editing-cycles>
    <meta:generator>LibreOffice/5.1.6.2$Linux_X86_64 LibreOffice_project/10m0$Build-2</meta:generator>
    <meta:document-statistic meta:table-count="3" meta:cell-count="668" meta:object-count="0"/>
  </office:meta>
</office:document-meta>
</file>